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iberation Sert" svg:font-family="'Liberation Sert'"/>
    <style:font-face style:name="Segoe UI1" svg:font-family="'Segoe UI'"/>
    <style:font-face style:name="Courier New3" svg:font-family="'Courier New'" style:font-family-generic="modern" style:font-pitch="fixed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Courier New2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ffffff" draw:stroke-linejoin="round" svg:stroke-linecap="round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1cm" svg:stroke-color="#ffffff" draw:stroke-linejoin="round" svg:stroke-linecap="round" draw:fill="solid" draw:fill-color="#ebddda" fo:padding-top="0.01cm" fo:padding-bottom="0.01cm" fo:padding-left="0.01cm" fo:padding-right="0.01cm"/>
    </style:style>
    <style:style style:name="gr3" style:family="graphic" style:parent-style-name="standard">
      <style:graphic-properties draw:stroke="dash" draw:stroke-dash="stroke-dash18" svg:stroke-width="0.021cm" svg:stroke-color="#a54d00" draw:stroke-linejoin="round" svg:stroke-linecap="round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9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6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16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af5200"/>
    </style:style>
    <style:style style:name="gr8" style:family="graphic" style:parent-style-name="standard">
      <style:graphic-properties draw:stroke="solid" svg:stroke-width="0.021cm" svg:stroke-color="#a54d00" draw:stroke-linejoin="round" svg:stroke-linecap="round" draw:fill="none" fo:padding-top="0.01cm" fo:padding-bottom="0.01cm" fo:padding-left="0.01cm" fo:padding-right="0.01cm"/>
    </style:style>
    <style:style style:name="gr9" style:family="graphic" style:parent-style-name="standard">
      <style:graphic-properties draw:stroke="solid" svg:stroke-width="0.021cm" svg:stroke-color="#a54d00" draw:marker-end="Arrow" draw:stroke-linejoin="round" svg:stroke-linecap="round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0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45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1cm" svg:stroke-color="#a54d00" draw:marker-start="Arrow" draw:marker-end="" draw:stroke-linejoin="round" svg:stroke-linecap="round" draw:fill="none" fo:padding-top="0.01cm" fo:padding-bottom="0.01cm" fo:padding-left="0.01cm" fo:padding-right="0.01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0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01cm" fo:padding-top="0cm" fo:padding-bottom="0cm" fo:padding-left="0cm" fo:padding-right="0cm"/>
    </style:style>
    <style:style style:name="gr19" style:family="graphic" style:parent-style-name="standard">
      <style:graphic-properties draw:stroke="dash" draw:stroke-dash="Ultrafine_20_2_20_Dots_20_3_20_Dashes" svg:stroke-width="0.021cm" svg:stroke-color="#a54d00" draw:marker-start="Arrow" draw:marker-end="" draw:stroke-linejoin="round" svg:stroke-linecap="round" draw:fill="none" fo:padding-top="0.01cm" fo:padding-bottom="0.01cm" fo:padding-left="0.01cm" fo:padding-right="0.01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4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2.669cm" fo:padding-top="0cm" fo:padding-bottom="0cm" fo:padding-left="0cm" fo:padding-right="0cm"/>
    </style:style>
    <style:style style:name="gr22" style:family="graphic" style:parent-style-name="standard">
      <style:graphic-properties draw:stroke="dash" draw:stroke-dash="Ultrafine_20_2_20_Dots_20_3_20_Dashes" svg:stroke-width="0.021cm" svg:stroke-color="#a54d00" draw:marker-start="" draw:marker-end="Arrow" draw:stroke-linejoin="round" svg:stroke-linecap="round" draw:fill="none" fo:padding-top="0.01cm" fo:padding-bottom="0.01cm" fo:padding-left="0.01cm" fo:padding-right="0.01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955cm" fo:padding-top="0cm" fo:padding-bottom="0cm" fo:padding-left="0cm" fo:padding-right="0cm"/>
    </style:style>
    <style:style style:name="gr24" style:family="graphic" style:parent-style-name="standard">
      <style:graphic-properties draw:stroke="solid" svg:stroke-width="0.021cm" svg:stroke-color="#a54d00" draw:marker-end="" draw:stroke-linejoin="round" svg:stroke-linecap="round" draw:fill="none" fo:padding-top="0.01cm" fo:padding-bottom="0.01cm" fo:padding-left="0.01cm" fo:padding-right="0.01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1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39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ebddda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af5200"/>
    </style:style>
    <style:style style:name="P7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8" style:family="paragraph">
      <style:paragraph-properties fo:text-align="start" style:writing-mode="lr-tb"/>
      <style:text-properties style:font-name="Segoe UI1" fo:font-weight="bold" style:font-weight-asian="bold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style:font-name="Courier New3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="none"/>
      <style:paragraph-properties fo:text-align="start" style:writing-mode="lr-tb"/>
      <style:text-properties style:font-name="Courier New3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af5200" style:font-name="Segoe UI1" fo:font-size="12pt" fo:font-weight="bold" style:font-size-asian="12pt" style:font-name-complex="Segoe UI1" style:font-size-complex="12pt" style:font-weight-complex="bold"/>
    </style:style>
    <style:style style:name="T2" style:family="text">
      <style:text-properties fo:color="#833c0b" style:font-name="Courier New1" fo:font-size="9pt" style:font-size-asian="9pt" style:font-name-complex="Courier New1" style:font-size-complex="9pt"/>
    </style:style>
    <style:style style:name="T3" style:family="text">
      <style:text-properties fo:color="#af5200" style:font-name="Segoe UI1" fo:font-size="12pt" fo:font-weight="bold" style:font-size-asian="12pt" style:font-weight-asian="bold" style:font-name-complex="Segoe UI1" style:font-size-complex="12pt" style:font-weight-complex="bold"/>
    </style:style>
    <style:style style:name="T4" style:family="text">
      <style:text-properties fo:color="#833c0b" style:font-name="Courier New3" fo:font-size="9pt" fo:font-weight="normal" style:font-size-asian="9pt" style:font-weight-asian="normal" style:font-name-complex="Courier New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cm" svg:height="21cm" svg:x="-3.8cm" svg:y="-1.9cm" svg:viewBox="0 0 29701 21001" draw:points="0,21001 29701,21001 29701,0 0,0">
          <text:p/>
        </draw:polygon>
        <draw:polygon draw:style-name="gr2" draw:text-style-name="P2" draw:layer="layout" svg:width="1.8cm" svg:height="0.9cm" svg:x="2.099cm" svg:y="3.9cm" svg:viewBox="0 0 1801 901" draw:points="0,901 1801,901 1801,0 0,0">
          <text:p/>
        </draw:polygon>
        <draw:line draw:style-name="gr3" draw:text-style-name="P1" draw:layer="layout" svg:x1="2.999cm" svg:y1="4.8cm" svg:x2="2.999cm" svg:y2="14.061cm">
          <text:p/>
        </draw:line>
        <draw:polygon draw:style-name="gr2" draw:text-style-name="P2" draw:layer="layout" svg:width="2.399cm" svg:height="0.9cm" svg:x="1.8cm" svg:y="3.9cm" svg:viewBox="0 0 2400 901" draw:points="0,901 2400,901 2400,0 0,0">
          <text:p/>
        </draw:polygon>
        <draw:line draw:style-name="gr3" draw:text-style-name="P1" draw:layer="layout" svg:x1="2.999cm" svg:y1="4.8cm" svg:x2="2.999cm" svg:y2="14.061cm">
          <text:p/>
        </draw:line>
        <draw:frame draw:style-name="gr4" draw:text-style-name="P4" draw:layer="layout" svg:width="3.097cm" svg:height="0.497cm" svg:x="1.718cm" svg:y="4.089cm">
          <draw:text-box>
            <text:p text:style-name="P3"><text:span text:style-name="T1"><text:s text:c="5"/></text:span><text:span text:style-name="T1">app</text:span></text:p>
          </draw:text-box>
        </draw:frame>
        <draw:line draw:style-name="gr3" draw:text-style-name="P1" draw:layer="layout" svg:x1="7.099cm" svg:y1="4.74cm" svg:x2="7.099cm" svg:y2="14cm">
          <text:p/>
        </draw:line>
        <draw:polygon draw:style-name="gr2" draw:text-style-name="P2" draw:layer="layout" svg:width="2.299cm" svg:height="0.9cm" svg:x="5.9cm" svg:y="3.999cm" svg:viewBox="0 0 2300 901" draw:points="0,901 2300,901 2300,0 0,0">
          <text:p/>
        </draw:polygon>
        <draw:line draw:style-name="gr3" draw:text-style-name="P1" draw:layer="layout" svg:x1="7.099cm" svg:y1="4.74cm" svg:x2="7.099cm" svg:y2="14cm">
          <text:p/>
        </draw:line>
        <draw:frame draw:style-name="gr5" draw:text-style-name="P4" draw:layer="layout" svg:width="3.063cm" svg:height="0.497cm" svg:x="5.7cm" svg:y="4.2cm">
          <draw:text-box>
            <text:p text:style-name="P3"><text:span text:style-name="T1"><text:s text:c="5"/></text:span><text:span text:style-name="T1"><text:s/></text:span><text:span text:style-name="T1">su</text:span><text:span text:style-name="T1">p</text:span></text:p>
          </draw:text-box>
        </draw:frame>
        <draw:line draw:style-name="gr3" draw:text-style-name="P1" draw:layer="layout" svg:x1="10.7cm" svg:y1="5.4cm" svg:x2="10.701cm" svg:y2="14.1cm">
          <text:p/>
        </draw:line>
        <draw:polygon draw:style-name="gr2" draw:text-style-name="P2" draw:layer="layout" svg:width="2.499cm" svg:height="0.9cm" svg:x="9.6cm" svg:y="5.199cm" svg:viewBox="0 0 2500 901" draw:points="0,901 2500,901 2500,0 0,0">
          <text:p/>
        </draw:polygon>
        <draw:frame draw:style-name="gr6" draw:text-style-name="P5" draw:layer="layout" svg:width="2.516cm" svg:height="0.497cm" svg:x="9.584cm" svg:y="5.403cm">
          <draw:text-box>
            <text:p text:style-name="P3"><text:span text:style-name="T1"><text:s text:c="5"/></text:span><text:span text:style-name="T1">kvs</text:span></text:p>
          </draw:text-box>
        </draw:frame>
        <draw:polygon draw:style-name="gr7" draw:text-style-name="P6" draw:layer="layout" svg:width="0.3cm" svg:height="7.498cm" svg:x="2.849cm" svg:y="6.001cm" svg:viewBox="0 0 301 7499" draw:points="0,7499 301,7499 301,0 0,0">
          <text:p/>
        </draw:polygon>
        <draw:polygon draw:style-name="gr8" draw:text-style-name="P1" draw:layer="layout" svg:width="0.3cm" svg:height="4.5cm" svg:x="2.849cm" svg:y="6.001cm" svg:viewBox="0 0 301 4501" draw:points="0,4501 301,4501 301,0 0,0">
          <text:p/>
        </draw:polygon>
        <draw:polygon draw:style-name="gr7" draw:text-style-name="P6" draw:layer="layout" svg:width="0.3cm" svg:height="6.836cm" svg:x="6.949cm" svg:y="6.563cm" svg:viewBox="0 0 301 6837" draw:points="0,6837 301,6837 301,0 0,0">
          <text:p/>
        </draw:polygon>
        <draw:polygon draw:style-name="gr8" draw:text-style-name="P1" draw:layer="layout" svg:width="0.3cm" svg:height="6.836cm" svg:x="6.949cm" svg:y="6.563cm" svg:viewBox="0 0 301 6837" draw:points="0,6837 301,6837 301,0 0,0">
          <text:p/>
        </draw:polygon>
        <draw:polygon draw:style-name="gr7" draw:text-style-name="P6" draw:layer="layout" svg:width="0.3cm" svg:height="6.426cm" svg:x="10.57cm" svg:y="6.973cm" svg:viewBox="0 0 301 6427" draw:points="0,6427 301,6427 301,0 0,0">
          <text:p/>
        </draw:polygon>
        <draw:line draw:style-name="gr9" draw:text-style-name="P1" draw:layer="layout" svg:x1="3.1cm" svg:y1="6.501cm" svg:x2="7cm" svg:y2="6.5cm">
          <text:p/>
        </draw:line>
        <draw:polygon draw:style-name="gr2" draw:text-style-name="P2" draw:layer="layout" svg:width="1.8cm" svg:height="0.9cm" svg:x="24.9cm" svg:y="7.499cm" svg:viewBox="0 0 1801 901" draw:points="0,901 1801,901 1801,0 0,0">
          <text:p/>
        </draw:polygon>
        <draw:line draw:style-name="gr3" draw:text-style-name="P1" draw:layer="layout" svg:x1="25.8cm" svg:y1="7.6cm" svg:x2="25.8cm" svg:y2="14.5cm">
          <text:p/>
        </draw:line>
        <draw:polygon draw:style-name="gr2" draw:text-style-name="P2" draw:layer="layout" svg:width="3.2cm" svg:height="0.9cm" svg:x="24.199cm" svg:y="7.499cm" svg:viewBox="0 0 3201 901" draw:points="0,901 3201,901 3201,0 0,0">
          <text:p/>
        </draw:polygon>
        <draw:frame draw:style-name="gr10" draw:text-style-name="P7" draw:layer="layout" svg:width="2.288cm" svg:height="0.361cm" svg:x="3.6cm" svg:y="6.013cm">
          <draw:text-box>
            <text:p text:style-name="P3"><text:span text:style-name="T2">start_link()</text:span></text:p>
          </draw:text-box>
        </draw:frame>
        <draw:polygon draw:style-name="gr2" draw:text-style-name="P2" draw:layer="layout" svg:width="1.8cm" svg:height="0.9cm" svg:x="24.9cm" svg:y="7.499cm" svg:viewBox="0 0 1801 901" draw:points="0,901 1801,901 1801,0 0,0">
          <text:p/>
        </draw:polygon>
        <draw:polygon draw:style-name="gr2" draw:text-style-name="P2" draw:layer="layout" svg:width="3.2cm" svg:height="0.9cm" svg:x="24.199cm" svg:y="7.499cm" svg:viewBox="0 0 3201 901" draw:points="0,901 3201,901 3201,0 0,0">
          <text:p/>
        </draw:polygon>
        <draw:polygon draw:style-name="gr7" draw:text-style-name="P6" draw:layer="layout" svg:width="0.3cm" svg:height="3.6cm" svg:x="25.65cm" svg:y="10.8cm" svg:viewBox="0 0 301 3601" draw:points="0,3601 301,3601 301,0 0,0">
          <text:p/>
        </draw:polygon>
        <draw:line draw:style-name="gr9" draw:text-style-name="P1" draw:layer="layout" svg:x1="7.2cm" svg:y1="7.7cm" svg:x2="14.9cm" svg:y2="7.7cm">
          <text:p/>
        </draw:line>
        <draw:frame draw:style-name="gr11" draw:text-style-name="P9" draw:layer="layout" svg:width="2.445cm" svg:height="0.497cm" svg:x="24.579cm" svg:y="7.686cm">
          <draw:text-box>
            <text:p text:style-name="P8"><text:span text:style-name="T3">RTM_slack</text:span></text:p>
          </draw:text-box>
        </draw:frame>
        <draw:line draw:style-name="gr12" draw:text-style-name="P1" draw:layer="layout" svg:x1="18.3cm" svg:y1="10.1cm" svg:x2="22.2cm" svg:y2="10.1cm">
          <text:p/>
        </draw:line>
        <draw:polygon draw:style-name="gr13" draw:text-style-name="P10" draw:layer="layout" svg:width="3.419cm" svg:height="0.402cm" svg:x="21.878cm" svg:y="17.523cm" svg:viewBox="0 0 3420 403" draw:points="0,403 3420,403 3420,0 0,0">
          <text:p/>
        </draw:polygon>
        <draw:frame draw:style-name="gr14" draw:text-style-name="P11" draw:layer="layout" svg:width="2.288cm" svg:height="0.361cm" svg:x="7.6cm" svg:y="6.313cm">
          <draw:text-box>
            <text:p text:style-name="P3"><text:span text:style-name="T2">start_link()</text:span></text:p>
          </draw:text-box>
        </draw:frame>
        <draw:frame draw:style-name="gr15" draw:text-style-name="P12" draw:layer="layout" svg:width="1.907cm" svg:height="0.361cm" svg:x="18.659cm" svg:y="9.6cm">
          <draw:text-box>
            <text:p text:style-name="P3"><text:span text:style-name="T4">get_socket</text:span></text:p>
          </draw:text-box>
        </draw:frame>
        <draw:polygon draw:style-name="gr2" draw:text-style-name="P2" draw:layer="layout" svg:width="1.8cm" svg:height="0.9cm" svg:x="13.8cm" svg:y="5.699cm" svg:viewBox="0 0 1801 901" draw:points="0,901 1801,901 1801,0 0,0">
          <text:p/>
        </draw:polygon>
        <draw:line draw:style-name="gr3" draw:text-style-name="P1" draw:layer="layout" svg:x1="14.6cm" svg:y1="5.8cm" svg:x2="14.601cm" svg:y2="14.16cm">
          <text:p/>
        </draw:line>
        <draw:polygon draw:style-name="gr2" draw:text-style-name="P2" draw:layer="layout" svg:width="2.399cm" svg:height="0.9cm" svg:x="13.4cm" svg:y="5.699cm" svg:viewBox="0 0 2400 901" draw:points="0,901 2400,901 2400,0 0,0">
          <text:p/>
        </draw:polygon>
        <draw:polygon draw:style-name="gr7" draw:text-style-name="P6" draw:layer="layout" svg:width="0.3cm" svg:height="6.139cm" svg:x="14.5cm" svg:y="7.56cm" svg:viewBox="0 0 301 6140" draw:points="0,6140 301,6140 301,0 0,0">
          <text:p/>
        </draw:polygon>
        <draw:frame draw:style-name="gr16" draw:text-style-name="P4" draw:layer="layout" svg:width="2.8cm" svg:height="0.497cm" svg:x="13.32cm" svg:y="5.887cm">
          <draw:text-box>
            <text:p text:style-name="P3"><text:span text:style-name="T1"><text:s text:c="6"/></text:span><text:span text:style-name="T1">ctl</text:span></text:p>
          </draw:text-box>
        </draw:frame>
        <draw:frame draw:style-name="gr14" draw:text-style-name="P11" draw:layer="layout" svg:width="2.288cm" svg:height="0.361cm" svg:x="11.812cm" svg:y="7.139cm">
          <draw:text-box>
            <text:p text:style-name="P3"><text:span text:style-name="T2">start_link()</text:span></text:p>
          </draw:text-box>
        </draw:frame>
        <draw:line draw:style-name="gr9" draw:text-style-name="P1" draw:layer="layout" svg:x1="7cm" svg:y1="7cm" svg:x2="10.6cm" svg:y2="7cm">
          <text:p/>
        </draw:line>
        <draw:polygon draw:style-name="gr2" draw:text-style-name="P2" draw:layer="layout" svg:width="1.8cm" svg:height="0.9cm" svg:x="17.2cm" svg:y="6.1cm" svg:viewBox="0 0 1801 901" draw:points="0,901 1801,901 1801,0 0,0">
          <text:p/>
        </draw:polygon>
        <draw:polygon draw:style-name="gr7" draw:text-style-name="P6" draw:layer="layout" svg:width="0.3cm" svg:height="3.166cm" svg:x="18cm" svg:y="8.333cm" svg:viewBox="0 0 301 3167" draw:points="0,3167 301,3167 301,0 0,0">
          <text:p/>
        </draw:polygon>
        <draw:frame draw:style-name="gr14" draw:text-style-name="P11" draw:layer="layout" svg:width="2.288cm" svg:height="0.361cm" svg:x="15.212cm" svg:y="8cm">
          <draw:text-box>
            <text:p text:style-name="P3"><text:span text:style-name="T2">start_link()</text:span></text:p>
          </draw:text-box>
        </draw:frame>
        <draw:line draw:style-name="gr9" draw:text-style-name="P1" draw:layer="layout" svg:x1="7.2cm" svg:y1="8.4cm" svg:x2="18.4cm" svg:y2="8.5cm">
          <text:p/>
        </draw:line>
        <draw:polygon draw:style-name="gr2" draw:text-style-name="P2" draw:layer="layout" svg:width="1.8cm" svg:height="0.9cm" svg:x="17.201cm" svg:y="6.1cm" svg:viewBox="0 0 1801 901" draw:points="0,901 1801,901 1801,0 0,0">
          <text:p/>
        </draw:polygon>
        <draw:line draw:style-name="gr3" draw:text-style-name="P1" draw:layer="layout" svg:x1="18.1cm" svg:y1="6.3cm" svg:x2="18.102cm" svg:y2="14.16cm">
          <text:p/>
        </draw:line>
        <draw:polygon draw:style-name="gr2" draw:text-style-name="P2" draw:layer="layout" svg:width="2.499cm" svg:height="0.9cm" svg:x="16.9cm" svg:y="6.1cm" svg:viewBox="0 0 2500 901" draw:points="0,901 2500,901 2500,0 0,0">
          <text:p/>
        </draw:polygon>
        <draw:polygon draw:style-name="gr7" draw:text-style-name="P6" draw:layer="layout" svg:width="0.3cm" svg:height="5.266cm" svg:x="18.001cm" svg:y="8.333cm" svg:viewBox="0 0 301 5267" draw:points="0,5267 301,5267 301,0 0,0">
          <text:p/>
        </draw:polygon>
        <draw:frame draw:style-name="gr17" draw:text-style-name="P5" draw:layer="layout" svg:width="2.839cm" svg:height="0.497cm" svg:x="16.8cm" svg:y="6.288cm">
          <draw:text-box>
            <text:p text:style-name="P3"><text:span text:style-name="T1"><text:s text:c="5"/></text:span><text:span text:style-name="T1">slack</text:span></text:p>
          </draw:text-box>
        </draw:frame>
        <draw:polygon draw:style-name="gr2" draw:text-style-name="P2" draw:layer="layout" svg:width="1.8cm" svg:height="0.9cm" svg:x="21.2cm" svg:y="6.6cm" svg:viewBox="0 0 1801 901" draw:points="0,901 1801,901 1801,0 0,0">
          <text:p/>
        </draw:polygon>
        <draw:line draw:style-name="gr3" draw:text-style-name="P1" draw:layer="layout" svg:x1="22.2cm" svg:y1="7.3cm" svg:x2="22.201cm" svg:y2="14.2cm">
          <text:p/>
        </draw:line>
        <draw:polygon draw:style-name="gr2" draw:text-style-name="P2" draw:layer="layout" svg:width="2.199cm" svg:height="0.9cm" svg:x="21.1cm" svg:y="6.6cm" svg:viewBox="0 0 2200 901" draw:points="0,901 2200,901 2200,0 0,0">
          <text:p/>
        </draw:polygon>
        <draw:polygon draw:style-name="gr7" draw:text-style-name="P6" draw:layer="layout" svg:width="0.3cm" svg:height="4.499cm" svg:x="22.1cm" svg:y="9.1cm" svg:viewBox="0 0 301 4500" draw:points="0,4500 301,4500 301,0 0,0">
          <text:p/>
        </draw:polygon>
        <draw:frame draw:style-name="gr18" draw:text-style-name="P4" draw:layer="layout" svg:width="3.101cm" svg:height="0.497cm" svg:x="20.72cm" svg:y="6.788cm">
          <draw:text-box>
            <text:p text:style-name="P3"><text:span text:style-name="T1"><text:s text:c="7"/></text:span><text:span text:style-name="T1">wss</text:span></text:p>
          </draw:text-box>
        </draw:frame>
        <draw:line draw:style-name="gr9" draw:text-style-name="P1" draw:layer="layout" svg:x1="7.3cm" svg:y1="9.2cm" svg:x2="22.5cm" svg:y2="9.2cm">
          <text:p/>
        </draw:line>
        <draw:frame draw:style-name="gr14" draw:text-style-name="P11" draw:layer="layout" svg:width="2.288cm" svg:height="0.361cm" svg:x="18.912cm" svg:y="8.839cm">
          <draw:text-box>
            <text:p text:style-name="P3"><text:span text:style-name="T2">start_link()</text:span></text:p>
          </draw:text-box>
        </draw:frame>
        <draw:line draw:style-name="gr19" draw:text-style-name="P1" draw:layer="layout" svg:x1="18.154cm" svg:y1="11.5cm" svg:x2="25.7cm" svg:y2="11.5cm">
          <text:p/>
        </draw:line>
        <draw:frame draw:style-name="gr20" draw:text-style-name="P13" draw:layer="layout" svg:width="1.145cm" svg:height="0.361cm" svg:x="20.4cm" svg:y="11.1cm">
          <draw:text-box>
            <text:p text:style-name="P3"><text:span text:style-name="T4">socket</text:span></text:p>
          </draw:text-box>
        </draw:frame>
        <draw:line draw:style-name="gr9" draw:text-style-name="P1" draw:layer="layout" svg:x1="18.3cm" svg:y1="10.9cm" svg:x2="25.7cm" svg:y2="10.9cm">
          <text:p/>
        </draw:line>
        <draw:frame draw:style-name="gr21" draw:text-style-name="P13" draw:layer="layout" svg:width="2.669cm" svg:height="0.4cm" svg:x="22.7cm" svg:y="10.4cm">
          <draw:text-box>
            <text:p text:style-name="P3"><text:span text:style-name="T4">connect(token)</text:span></text:p>
          </draw:text-box>
        </draw:frame>
        <draw:frame draw:style-name="gr20" draw:text-style-name="P13" draw:layer="layout" svg:width="1.145cm" svg:height="0.361cm" svg:x="19.3cm" svg:y="11.739cm">
          <draw:text-box>
            <text:p text:style-name="P3"><text:span text:style-name="T4">socket</text:span></text:p>
          </draw:text-box>
        </draw:frame>
        <draw:line draw:style-name="gr22" draw:text-style-name="P1" draw:layer="layout" svg:x1="18.2cm" svg:y1="12.3cm" svg:x2="22cm" svg:y2="12.3cm">
          <text:p/>
        </draw:line>
        <draw:frame draw:style-name="gr23" draw:text-style-name="P13" draw:layer="layout" svg:width="4.955cm" svg:height="0.361cm" svg:x="19.7cm" svg:y="14.039cm">
          <draw:text-box>
            <text:p text:style-name="P3"><text:span text:style-name="T4">Begin listening for events</text:span></text:p>
          </draw:text-box>
        </draw:frame>
      </draw:page>
      <draw:page draw:name="page2" draw:style-name="dp1" draw:master-page-name="master-page3">
        <draw:line draw:style-name="gr3" draw:text-style-name="P1" draw:layer="layout" svg:x1="6.3cm" svg:y1="2.7cm" svg:x2="6.3cm" svg:y2="13.9cm">
          <text:p/>
        </draw:line>
        <draw:polygon draw:style-name="gr2" draw:text-style-name="P2" draw:layer="layout" svg:width="2.699cm" svg:height="0.9cm" svg:x="5cm" svg:y="2cm" svg:viewBox="0 0 2700 901" draw:points="0,901 2700,901 2700,0 0,0">
          <text:p/>
        </draw:polygon>
        <draw:polygon draw:style-name="gr7" draw:text-style-name="P6" draw:layer="layout" svg:width="0.3cm" svg:height="9.999cm" svg:x="6.2cm" svg:y="3.6cm" svg:viewBox="0 0 301 10000" draw:points="0,10000 301,10000 301,0 0,0">
          <text:p/>
        </draw:polygon>
        <draw:frame draw:style-name="gr18" draw:text-style-name="P4" draw:layer="layout" svg:width="3.101cm" svg:height="0.497cm" svg:x="4.62cm" svg:y="2.188cm">
          <draw:text-box>
            <text:p text:style-name="P3"><text:span text:style-name="T1"><text:tab/></text:span><text:span text:style-name="T1">wss</text:span></text:p>
          </draw:text-box>
        </draw:frame>
        <draw:frame draw:style-name="gr20" draw:text-style-name="P13" draw:layer="layout" svg:width="2.288cm" svg:height="0.361cm" svg:x="6.7cm" svg:y="3.439cm">
          <draw:text-box>
            <text:p text:style-name="P3"><text:span text:style-name="T4">Listening...</text:span></text:p>
          </draw:text-box>
        </draw:frame>
        <draw:polygon draw:style-name="gr2" draw:text-style-name="P2" draw:layer="layout" svg:width="1.8cm" svg:height="0.9cm" svg:x="9.999cm" svg:y="2cm" svg:viewBox="0 0 1801 901" draw:points="0,901 1801,901 1801,0 0,0">
          <text:p/>
        </draw:polygon>
        <draw:line draw:style-name="gr3" draw:text-style-name="P1" draw:layer="layout" svg:x1="10.799cm" svg:y1="2.101cm" svg:x2="10.8cm" svg:y2="13.8cm">
          <text:p/>
        </draw:line>
        <draw:polygon draw:style-name="gr2" draw:text-style-name="P2" draw:layer="layout" svg:width="2.399cm" svg:height="0.9cm" svg:x="9.7cm" svg:y="2cm" svg:viewBox="0 0 2400 901" draw:points="0,901 2400,901 2400,0 0,0">
          <text:p/>
        </draw:polygon>
        <draw:polygon draw:style-name="gr7" draw:text-style-name="P6" draw:layer="layout" svg:width="0.3cm" svg:height="9.638cm" svg:x="10.699cm" svg:y="3.861cm" svg:viewBox="0 0 301 9639" draw:points="0,9639 301,9639 301,0 0,0">
          <text:p/>
        </draw:polygon>
        <draw:frame draw:style-name="gr16" draw:text-style-name="P4" draw:layer="layout" svg:width="2.8cm" svg:height="0.497cm" svg:x="9.519cm" svg:y="2.188cm">
          <draw:text-box>
            <text:p text:style-name="P3"><text:span text:style-name="T1"><text:s text:c="7"/></text:span><text:span text:style-name="T1">ctl</text:span></text:p>
          </draw:text-box>
        </draw:frame>
        <draw:line draw:style-name="gr9" draw:text-style-name="P1" draw:layer="layout" svg:x1="6.5cm" svg:y1="4.901cm" svg:x2="10.6cm" svg:y2="4.9cm">
          <text:p/>
        </draw:line>
        <draw:frame draw:style-name="gr10" draw:text-style-name="P7" draw:layer="layout" svg:width="2.288cm" svg:height="0.361cm" svg:x="6.859cm" svg:y="4.5cm">
          <draw:text-box>
            <text:p text:style-name="P3"><text:span text:style-name="T2">Send message</text:span></text:p>
          </draw:text-box>
        </draw:frame>
        <draw:line draw:style-name="gr24" draw:text-style-name="P1" draw:layer="layout" svg:x1="10.9cm" svg:y1="5.401cm" svg:x2="12cm" svg:y2="5.4cm">
          <text:p/>
        </draw:line>
        <draw:line draw:style-name="gr12" draw:text-style-name="P1" draw:layer="layout" svg:x1="11cm" svg:y1="6.1cm" svg:x2="12cm" svg:y2="6.1cm">
          <text:p/>
        </draw:line>
        <draw:line draw:style-name="gr24" draw:text-style-name="P1" draw:layer="layout" svg:x1="12cm" svg:y1="6.1cm" svg:x2="12cm" svg:y2="5.4cm">
          <text:p/>
        </draw:line>
        <draw:frame draw:style-name="gr10" draw:text-style-name="P7" draw:layer="layout" svg:width="2.106cm" svg:height="0.361cm" svg:x="11.012cm" svg:y="4.939cm">
          <draw:text-box>
            <text:p text:style-name="P3"><text:span text:style-name="T2"><text:s/></text:span><text:span text:style-name="T2">Parse</text:span></text:p>
          </draw:text-box>
        </draw:frame>
        <draw:line draw:style-name="gr3" draw:text-style-name="P1" draw:layer="layout" svg:x1="14.8cm" svg:y1="2.6cm" svg:x2="14.9cm" svg:y2="13.8cm">
          <text:p/>
        </draw:line>
        <draw:polygon draw:style-name="gr2" draw:text-style-name="P2" draw:layer="layout" svg:width="2.599cm" svg:height="0.9cm" svg:x="13.5cm" svg:y="2.199cm" svg:viewBox="0 0 2600 901" draw:points="0,901 2600,901 2600,0 0,0">
          <text:p/>
        </draw:polygon>
        <draw:frame draw:style-name="gr25" draw:text-style-name="P4" draw:layer="layout" svg:width="3.016cm" svg:height="0.497cm" svg:x="13.784cm" svg:y="2.403cm">
          <draw:text-box>
            <text:p text:style-name="P3"><text:span text:style-name="T1"><text:s text:c="4"/></text:span><text:span text:style-name="T1">kvs</text:span></text:p>
          </draw:text-box>
        </draw:frame>
        <draw:polygon draw:style-name="gr7" draw:text-style-name="P6" draw:layer="layout" svg:width="0.3cm" svg:height="9.426cm" svg:x="14.77cm" svg:y="3.973cm" svg:viewBox="0 0 301 9427" draw:points="0,9427 301,9427 301,0 0,0">
          <text:p/>
        </draw:polygon>
        <draw:line draw:style-name="gr9" draw:text-style-name="P1" draw:layer="layout" svg:x1="11cm" svg:y1="7.201cm" svg:x2="14.8cm" svg:y2="7.2cm">
          <text:p/>
        </draw:line>
        <draw:frame draw:style-name="gr10" draw:text-style-name="P7" draw:layer="layout" svg:width="3.431cm" svg:height="0.361cm" svg:x="11.2cm" svg:y="6.739cm">
          <draw:text-box>
            <text:p text:style-name="P3"><text:span text:style-name="T2">is_member(feeling)</text:span></text:p>
          </draw:text-box>
        </draw:frame>
        <draw:polygon draw:style-name="gr2" draw:text-style-name="P2" draw:layer="layout" svg:width="1.8cm" svg:height="0.9cm" svg:x="18.2cm" svg:y="2.2cm" svg:viewBox="0 0 1801 901" draw:points="0,901 1801,901 1801,0 0,0">
          <text:p/>
        </draw:polygon>
        <draw:polygon draw:style-name="gr7" draw:text-style-name="P6" draw:layer="layout" svg:width="0.3cm" svg:height="3.166cm" svg:x="19cm" svg:y="4.433cm" svg:viewBox="0 0 301 3167" draw:points="0,3167 301,3167 301,0 0,0">
          <text:p/>
        </draw:polygon>
        <draw:polygon draw:style-name="gr2" draw:text-style-name="P2" draw:layer="layout" svg:width="1.8cm" svg:height="0.9cm" svg:x="18.201cm" svg:y="2.2cm" svg:viewBox="0 0 1801 901" draw:points="0,901 1801,901 1801,0 0,0">
          <text:p/>
        </draw:polygon>
        <draw:line draw:style-name="gr3" draw:text-style-name="P1" draw:layer="layout" svg:x1="19.1cm" svg:y1="2.4cm" svg:x2="19.1cm" svg:y2="14.1cm">
          <text:p/>
        </draw:line>
        <draw:polygon draw:style-name="gr2" draw:text-style-name="P2" draw:layer="layout" svg:width="2.599cm" svg:height="0.9cm" svg:x="17.9cm" svg:y="2.2cm" svg:viewBox="0 0 2600 901" draw:points="0,901 2600,901 2600,0 0,0">
          <text:p/>
        </draw:polygon>
        <draw:polygon draw:style-name="gr7" draw:text-style-name="P6" draw:layer="layout" svg:width="0.3cm" svg:height="9.266cm" svg:x="19.001cm" svg:y="4.433cm" svg:viewBox="0 0 301 9267" draw:points="0,9267 301,9267 301,0 0,0">
          <text:p/>
        </draw:polygon>
        <draw:frame draw:style-name="gr26" draw:text-style-name="P5" draw:layer="layout" svg:width="3.139cm" svg:height="0.497cm" svg:x="17.6cm" svg:y="2.388cm">
          <draw:text-box>
            <text:p text:style-name="P3"><text:span text:style-name="T1"><text:s text:c="6"/></text:span><text:span text:style-name="T1">slack</text:span></text:p>
          </draw:text-box>
        </draw:frame>
        <draw:frame draw:style-name="gr10" draw:text-style-name="P7" draw:layer="layout" svg:width="2.288cm" svg:height="0.361cm" svg:x="15.812cm" svg:y="7.839cm">
          <draw:text-box>
            <text:p text:style-name="P3"><text:span text:style-name="T2">get_username</text:span></text:p>
          </draw:text-box>
        </draw:frame>
        <draw:line draw:style-name="gr9" draw:text-style-name="P1" draw:layer="layout" svg:x1="11.1cm" svg:y1="8.201cm" svg:x2="19.1cm" svg:y2="8.2cm">
          <text:p/>
        </draw:line>
        <draw:line draw:style-name="gr19" draw:text-style-name="P1" draw:layer="layout" svg:x1="11cm" svg:y1="7.7cm" svg:x2="14.7cm" svg:y2="7.7cm">
          <text:p/>
        </draw:line>
        <draw:frame draw:style-name="gr10" draw:text-style-name="P7" draw:layer="layout" svg:width="2.106cm" svg:height="0.361cm" svg:x="12.4cm" svg:y="7.3cm">
          <draw:text-box>
            <text:p text:style-name="P3"><text:span text:style-name="T2">ok</text:span></text:p>
          </draw:text-box>
        </draw:frame>
        <draw:frame draw:style-name="gr10" draw:text-style-name="P7" draw:layer="layout" svg:width="2.106cm" svg:height="0.361cm" svg:x="12.594cm" svg:y="8.6cm">
          <draw:text-box>
            <text:p text:style-name="P3"><text:span text:style-name="T2">username</text:span></text:p>
          </draw:text-box>
        </draw:frame>
        <draw:line draw:style-name="gr19" draw:text-style-name="P1" draw:layer="layout" svg:x1="11cm" svg:y1="9.1cm" svg:x2="18.9cm" svg:y2="9.1cm">
          <text:p/>
        </draw:line>
        <draw:line draw:style-name="gr9" draw:text-style-name="P1" draw:layer="layout" svg:x1="10.9cm" svg:y1="10.4cm" svg:x2="14.8cm" svg:y2="10.4cm">
          <text:p/>
        </draw:line>
        <draw:frame draw:style-name="gr10" draw:text-style-name="P7" draw:layer="layout" svg:width="3.05cm" svg:height="0.721cm" svg:x="11.094cm" svg:y="9.6cm">
          <draw:text-box>
            <text:p text:style-name="P3"><text:span text:style-name="T2">put(user,feeling</text:span><text:span text:style-name="T2"><text:line-break/></text:span><text:span text:style-name="T2"> <text:s text:c="3"/>channel)</text:span></text:p>
          </draw:text-box>
        </draw:frame>
        <draw:line draw:style-name="gr19" draw:text-style-name="P1" draw:layer="layout" svg:x1="10.9cm" svg:y1="11.3cm" svg:x2="14.7cm" svg:y2="11.3cm">
          <text:p/>
        </draw:line>
        <draw:frame draw:style-name="gr10" draw:text-style-name="P7" draw:layer="layout" svg:width="3.05cm" svg:height="0.361cm" svg:x="11.494cm" svg:y="10.839cm">
          <draw:text-box>
            <text:p text:style-name="P3"><text:span text:style-name="T2">New users emojis</text:span></text:p>
          </draw:text-box>
        </draw:frame>
        <draw:line draw:style-name="gr9" draw:text-style-name="P1" draw:layer="layout" svg:x1="11cm" svg:y1="12.5cm" svg:x2="19cm" svg:y2="12.5cm">
          <text:p/>
        </draw:line>
        <draw:frame draw:style-name="gr10" draw:text-style-name="P7" draw:layer="layout" svg:width="2.86cm" svg:height="0.361cm" svg:x="15.431cm" svg:y="12.1cm">
          <draw:text-box>
            <text:p text:style-name="P3"><text:span text:style-name="T2">Send user emoji</text:span></text:p>
          </draw:text-box>
        </draw:frame>
        <draw:frame draw:style-name="gr10" draw:text-style-name="P7" draw:layer="layout" svg:width="4.384cm" svg:height="0.361cm" svg:x="19.5cm" svg:y="12.839cm">
          <draw:text-box>
            <text:p text:style-name="P3"><text:span text:style-name="T2">Post message on channel</text:span></text:p>
          </draw:text-box>
        </draw:frame>
        <draw:line draw:style-name="gr9" draw:text-style-name="P1" draw:layer="layout" svg:x1="19.3cm" svg:y1="13.5cm" svg:x2="23.4cm" svg:y2="13.499cm">
          <text:p/>
        </draw:line>
        <draw:frame draw:style-name="gr10" draw:text-style-name="P7" draw:layer="layout" svg:width="3.05cm" svg:height="0.361cm" svg:x="2.85cm" svg:y="3.9cm">
          <draw:text-box>
            <text:p text:style-name="P3"><text:span text:style-name="T2">Incoming message</text:span></text:p>
          </draw:text-box>
        </draw:frame>
        <draw:line draw:style-name="gr9" draw:text-style-name="P1" draw:layer="layout" svg:x1="2.1cm" svg:y1="4.301cm" svg:x2="6.2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iberation Sert" svg:font-family="'Liberation Sert'"/>
    <style:font-face style:name="Segoe UI1" svg:font-family="'Segoe UI'"/>
    <style:font-face style:name="Courier New3" svg:font-family="'Courier New'" style:font-family-generic="modern" style:font-pitch="fixed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Courier New2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stroke-dash18" draw:style="rect" draw:dots1="1" draw:dots1-length="0.14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696cm" fo:page-height="20.9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6T01:16:04.964544238</dc:date>
    <meta:editing-duration>PT22M7S</meta:editing-duration>
    <meta:editing-cycles>5</meta:editing-cycles>
    <meta:generator>LibreOffice/5.1.6.2$Linux_X86_64 LibreOffice_project/10m0$Build-2</meta:generator>
    <meta:document-statistic meta:object-count="107"/>
  </office:meta>
</office:document-meta>
</file>